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4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37">
      <style:text-properties fo:font-size="12pt" style:font-size-asian="12pt" style:font-size-complex="12pt"/>
    </style:style>
  </office:automatic-styles>
  <office:body>
    <office:spreadsheet>
      <table:table table:name="vo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CTION 1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mācron</text:p>
          </table:table-cell>
          <table:table-cell office:value-type="string" calcext:value-type="string">
            <text:p>altR+shift+3</text:p>
          </table:table-cell>
          <table:table-cell office:value-type="string" calcext:value-type="string">
            <text:p>altR+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brachia</text:p>
          </table:table-cell>
          <table:table-cell office:value-type="string" calcext:value-type="string">
            <text:p>altR+shift+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 (g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g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/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/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/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2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um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lin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i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er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ep guar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 (of two)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is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clin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co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war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b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x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insi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e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id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st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orab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ugna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par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?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o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2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aw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eive, tak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dior (ad + 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ing up t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iu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 part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dit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gorousl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i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g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p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ust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a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or (+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</text:p>
          </table:table-cell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, 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, habi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 not know, ignor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tig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i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ish, complet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after, see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ic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</text:p>
          </table:table-cell>
          <table:table-cell/>
          <table:table-cell office:value-type="string" calcext:value-type="string">
            <text:p>wh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c</text:p>
          </table:table-cell>
          <table:table-cell/>
          <table:table-cell office:value-type="string" calcext:value-type="string">
            <text:p>thu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... quam</text:p>
          </table:table-cell>
          <table:table-cell/>
          <table:table-cell office:value-type="string" calcext:value-type="string">
            <text:p>as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i... quanti</text:p>
          </table:table-cell>
          <table:table-cell/>
          <table:table-cell office:value-type="string" calcext:value-type="string">
            <text:p>as much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sen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ur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us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um... annon</text:p>
          </table:table-cell>
          <table:table-cell/>
          <table:table-cell office:value-type="string" calcext:value-type="string">
            <text:p>do... or not?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 table:number-rows-repeated="32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58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62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4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5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7909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l1_sort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3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aw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eive, tak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um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lin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i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dior (ad + 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ing up t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er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ep guar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g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 (of two)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is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clin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co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war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iu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 part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b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 (g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dit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x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gorousl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i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g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p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ust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a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insi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or (+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</text:p>
          </table:table-cell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, 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, habi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 not know, ignor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e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tig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i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id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ish, complet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after, see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ic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st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orab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ugna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par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</text:p>
          </table:table-cell>
          <table:table-cell/>
          <table:table-cell office:value-type="string" calcext:value-type="string">
            <text:p>wh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?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/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c</text:p>
          </table:table-cell>
          <table:table-cell/>
          <table:table-cell office:value-type="string" calcext:value-type="string">
            <text:p>thu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/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... quam</text:p>
          </table:table-cell>
          <table:table-cell/>
          <table:table-cell office:value-type="string" calcext:value-type="string">
            <text:p>as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i... quanti</text:p>
          </table:table-cell>
          <table:table-cell/>
          <table:table-cell office:value-type="string" calcext:value-type="string">
            <text:p>as much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sen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ur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/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o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us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um... annon</text:p>
          </table:table-cell>
          <table:table-cell/>
          <table:table-cell office:value-type="string" calcext:value-type="string">
            <text:p>do... or not?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 table:number-rows-repeated="108">
          <table:table-cell table:number-columns-repeated="1024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153">
          <table:table-cell table:number-columns-repeated="1024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ol1.A238:vol1.D289">
          <table:sort>
            <table:sort-by table:field-number="0" table:data-type="automatic"/>
          </table:sort>
        </table:database-range>
        <table:database-range table:name="__Anonymous_Sheet_DB__1" table:target-range-address="vol1_sorted.A1:vol1_sorted.D2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21:35:36.202842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antas</meta:initial-creator>
    <meta:creation-date>2016-07-20T23:21:00.363374305</meta:creation-date>
    <meta:generator>LibreOffice/5.1.6.2$Linux_X86_64 LibreOffice_project/10m0$Build-2</meta:generator>
    <dc:date>2018-10-04T15:13:35.779134027</dc:date>
    <meta:editing-duration>P8DT12H40M17S</meta:editing-duration>
    <meta:editing-cycles>146</meta:editing-cycles>
    <dc:creator>Daniel Dantas</dc:creator>
    <meta:document-statistic meta:table-count="2" meta:cell-count="2210" meta:object-count="0"/>
  </office:meta>
</office:document-meta>
</file>